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KDIR(1) <text:s text:c="53"/>User Commands <text:s text:c="53"/>MKDIR(1)</text:p>
      <text:p text:style-name="Standard"/>
      <text:p text:style-name="Standard">NAME</text:p>
      <text:p text:style-name="Standard"><text:s text:c="7"/>mkdir - make directories</text:p>
      <text:p text:style-name="Standard"/>
      <text:p text:style-name="Standard">SYNOPSIS</text:p>
      <text:p text:style-name="Standard"><text:s text:c="7"/>mkdir [OPTION]... DIRECTORY...</text:p>
      <text:p text:style-name="Standard"/>
      <text:p text:style-name="Standard">DESCRIPTION</text:p>
      <text:p text:style-name="Standard"><text:s text:c="7"/>Create the DIRECTORY(ies), if they do not already exist.</text:p>
      <text:p text:style-name="Standard"/>
      <text:p text:style-name="Standard"><text:s text:c="7"/>Mandatory arguments to long options are mandatory for short options too.</text:p>
      <text:p text:style-name="Standard"/>
      <text:p text:style-name="Standard"><text:s text:c="7"/>-m, --mode=MODE</text:p>
      <text:p text:style-name="Standard"><text:s text:c="14"/>set file mode (as in chmod), not a=rwx - umask</text:p>
      <text:p text:style-name="Standard"/>
      <text:p text:style-name="Standard"><text:s text:c="7"/>-p, --parents</text:p>
      <text:p text:style-name="Standard"><text:s text:c="14"/>no error if existing, make parent directories as needed</text:p>
      <text:p text:style-name="Standard"/>
      <text:p text:style-name="Standard"><text:s text:c="7"/>-v, --verbose</text:p>
      <text:p text:style-name="Standard"><text:s text:c="14"/>print a message for each created directory</text:p>
      <text:p text:style-name="Standard"/>
      <text:p text:style-name="Standard"><text:s text:c="7"/>-Z <text:s text:c="4"/>set SELinux security context of each created directory to the default type</text:p>
      <text:p text:style-name="Standard"/>
      <text:p text:style-name="Standard"><text:s text:c="7"/>--context[=CTX]</text:p>
      <text:p text:style-name="Standard"><text:s text:c="14"/>like -Z, or if CTX is specified then set the SELinux or SMACK security context to CTX</text:p>
      <text:p text:style-name="Standard"/>
      <text:p text:style-name="Standard"><text:s text:c="7"/>--help display this help and exit</text:p>
      <text:p text:style-name="Standard"/>
      <text:p text:style-name="Standard"><text:s text:c="7"/>--version</text:p>
      <text:p text:style-name="Standard"><text:s text:c="14"/>output version information and exit</text:p>
      <text:p text:style-name="Standard"/>
      <text:p text:style-name="Standard">AUTHOR</text:p>
      <text:p text:style-name="Standard"><text:s text:c="7"/>Written by David MacKenzie.</text:p>
      <text:p text:style-name="Standard"/>
      <text:p text:style-name="Standard">REPORTING BUGS</text:p>
      <text:p text:style-name="Standard"><text:s text:c="7"/>GNU coreutils online help: &lt;http://www.gnu.org/software/coreutils/&gt;</text:p>
      <text:p text:style-name="Standard"><text:s text:c="7"/>Report mkdir translation bugs to &lt;http://translationproject.org/team/&gt;</text:p>
      <text:p text:style-name="Standard"/>
      <text:p text:style-name="Standard">COPYRIGHT</text:p>
      <text:p text:style-name="Standard"><text:s text:c="7"/>Copyright © 2017 Free Software Foundation, Inc. <text:s/>License GPLv3+: GNU GPL version 3 or later &lt;http://gnu.org/licenses/gpl.html&gt;.</text:p>
      <text:p text:style-name="Standard"><text:s text:c="7"/>This is free software: you are free to change and redistribute it. <text:s/>There is NO WARRANTY, to the extent permitted by law.</text:p>
      <text:p text:style-name="Standard"/>
      <text:p text:style-name="Standard">SEE ALSO</text:p>
      <text:p text:style-name="Standard"><text:s text:c="7"/>mkdir(2)</text:p>
      <text:p text:style-name="Standard"/>
      <text:p text:style-name="Standard"><text:soft-page-break/><text:s text:c="7"/>Full documentation at: &lt;http://www.gnu.org/software/coreutils/mkdir&gt;</text:p>
      <text:p text:style-name="Standard"><text:s text:c="7"/>or available locally via: info '(coreutils) mkdir invocation'</text:p>
      <text:p text:style-name="Standard"/>
      <text:p text:style-name="Standard">GNU coreutils 8.28 <text:s text:c="44"/>January 2018 <text:s text:c="53"/>MKDIR(1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7T08:54:12.130020341</meta:creation-date>
    <dc:date>2021-08-27T08:55:37.990840333</dc:date>
    <meta:editing-duration>PT1M28S</meta:editing-duration>
    <meta:editing-cycles>1</meta:editing-cycles>
    <meta:document-statistic meta:table-count="0" meta:image-count="0" meta:object-count="0" meta:page-count="2" meta:paragraph-count="33" meta:word-count="193" meta:character-count="1710" meta:non-whitespace-character-count="1144"/>
    <meta:generator>LibreOffice/6.0.7.3$Linux_x86 LibreOffice_project/00m0$Build-3</meta:generator>
  </office:meta>
</office:document-meta>
</file>